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fo:break-before="page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13" style:family="table-row">
      <style:table-row-properties style:min-row-height="1.356cm"/>
    </style:style>
    <style:style style:name="P1" style:family="paragraph" style:parent-style-name="Standard">
      <style:text-properties officeooo:rsid="00089fd3" officeooo:paragraph-rsid="00089fd3"/>
    </style:style>
    <style:style style:name="P2" style:family="paragraph" style:parent-style-name="Table_20_Contents">
      <style:text-properties officeooo:rsid="00089fd3" officeooo:paragraph-rsid="00089fd3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89fd3" officeooo:paragraph-rsid="00089fd3" style:font-weight-asian="bold" style:font-weight-complex="bold"/>
    </style:style>
    <style:style style:name="P4" style:family="paragraph" style:parent-style-name="Table_20_Contents">
      <style:text-properties officeooo:rsid="000a219b" officeooo:paragraph-rsid="000a219b"/>
    </style:style>
    <style:style style:name="P5" style:family="paragraph" style:parent-style-name="Table_20_Contents">
      <style:text-properties officeooo:rsid="000b39b1" officeooo:paragraph-rsid="000b39b1"/>
    </style:style>
    <style:style style:name="P6" style:family="paragraph" style:parent-style-name="Table_20_Contents">
      <style:text-properties officeooo:rsid="000b39b1" officeooo:paragraph-rsid="000b9dd6"/>
    </style:style>
    <style:style style:name="P7" style:family="paragraph" style:parent-style-name="Table_20_Contents">
      <style:text-properties officeooo:rsid="000b9dd6" officeooo:paragraph-rsid="000b9dd6"/>
    </style:style>
    <style:style style:name="P8" style:family="paragraph" style:parent-style-name="Table_20_Contents">
      <style:text-properties officeooo:rsid="000cf3eb" officeooo:paragraph-rsid="000cf3eb"/>
    </style:style>
    <style:style style:name="P9" style:family="paragraph" style:parent-style-name="Standard">
      <style:text-properties fo:font-style="normal" officeooo:rsid="000b39b1" officeooo:paragraph-rsid="0015695b" style:font-style-asian="normal" style:font-style-complex="normal"/>
    </style:style>
    <style:style style:name="P10" style:family="paragraph" style:parent-style-name="Table_20_Contents">
      <style:text-properties fo:font-style="normal" officeooo:rsid="000a219b" officeooo:paragraph-rsid="000b39b1" style:font-style-asian="normal" style:font-style-complex="normal"/>
    </style:style>
    <style:style style:name="P11" style:family="paragraph" style:parent-style-name="Table_20_Contents">
      <style:text-properties fo:font-style="normal" officeooo:rsid="000b39b1" officeooo:paragraph-rsid="000b39b1" style:font-style-asian="normal" style:font-style-complex="normal"/>
    </style:style>
    <style:style style:name="P12" style:family="paragraph" style:parent-style-name="Table_20_Contents">
      <style:text-properties fo:font-style="normal" officeooo:rsid="000b39b1" officeooo:paragraph-rsid="0015695b" style:font-style-asian="normal" style:font-style-complex="normal"/>
    </style:style>
    <style:style style:name="P13" style:family="paragraph" style:parent-style-name="Table_20_Contents">
      <style:text-properties fo:font-style="normal" officeooo:rsid="000b9dd6" officeooo:paragraph-rsid="000b9dd6" style:font-style-asian="normal" style:font-style-complex="normal"/>
    </style:style>
    <style:style style:name="P14" style:family="paragraph" style:parent-style-name="Table_20_Contents">
      <style:text-properties fo:font-style="normal" officeooo:rsid="000b9dd6" officeooo:paragraph-rsid="0015695b" style:font-style-asian="normal" style:font-style-complex="normal"/>
    </style:style>
    <style:style style:name="P15" style:family="paragraph" style:parent-style-name="Table_20_Contents">
      <style:text-properties fo:font-style="normal" officeooo:rsid="000b9dd6" officeooo:paragraph-rsid="00165f2b" style:font-style-asian="normal" style:font-style-complex="normal"/>
    </style:style>
    <style:style style:name="P16" style:family="paragraph" style:parent-style-name="Table_20_Contents">
      <style:text-properties fo:font-style="normal" officeooo:rsid="000d8716" officeooo:paragraph-rsid="000d8716" style:font-style-asian="normal" style:font-style-complex="normal"/>
    </style:style>
    <style:style style:name="P17" style:family="paragraph" style:parent-style-name="Table_20_Contents">
      <style:text-properties officeooo:rsid="000cf3eb" officeooo:paragraph-rsid="000cf3eb"/>
    </style:style>
    <style:style style:name="P18" style:family="paragraph" style:parent-style-name="Table_20_Contents">
      <style:text-properties officeooo:rsid="001160f5" officeooo:paragraph-rsid="001160f5"/>
    </style:style>
    <style:style style:name="P19" style:family="paragraph" style:parent-style-name="Table_20_Contents">
      <style:text-properties officeooo:rsid="001160f5" officeooo:paragraph-rsid="00132ebe"/>
    </style:style>
    <style:style style:name="P20" style:family="paragraph" style:parent-style-name="Table_20_Contents">
      <style:text-properties officeooo:rsid="000a219b" officeooo:paragraph-rsid="001160f5"/>
    </style:style>
    <style:style style:name="P21" style:family="paragraph" style:parent-style-name="Table_20_Contents">
      <style:text-properties officeooo:rsid="000a219b" officeooo:paragraph-rsid="0013bc89"/>
    </style:style>
    <style:style style:name="P22" style:family="paragraph" style:parent-style-name="Table_20_Contents">
      <style:text-properties officeooo:rsid="000a219b" officeooo:paragraph-rsid="00165f2b"/>
    </style:style>
    <style:style style:name="P23" style:family="paragraph" style:parent-style-name="Table_20_Contents">
      <style:text-properties officeooo:rsid="000b9dd6" officeooo:paragraph-rsid="000b9dd6"/>
    </style:style>
    <style:style style:name="P24" style:family="paragraph" style:parent-style-name="Table_20_Contents">
      <style:text-properties officeooo:rsid="000b9dd6" officeooo:paragraph-rsid="0015695b"/>
    </style:style>
    <style:style style:name="P25" style:family="paragraph" style:parent-style-name="Table_20_Contents">
      <style:text-properties officeooo:rsid="000b9dd6" officeooo:paragraph-rsid="00165f2b"/>
    </style:style>
    <style:style style:name="P26" style:family="paragraph" style:parent-style-name="Table_20_Contents">
      <style:text-properties officeooo:rsid="00132ebe" officeooo:paragraph-rsid="00132ebe"/>
    </style:style>
    <style:style style:name="P27" style:family="paragraph" style:parent-style-name="Table_20_Contents">
      <style:text-properties officeooo:rsid="00132ebe" officeooo:paragraph-rsid="0015695b"/>
    </style:style>
    <style:style style:name="P28" style:family="paragraph" style:parent-style-name="Table_20_Contents">
      <style:text-properties officeooo:rsid="0013bc89" officeooo:paragraph-rsid="0013bc89"/>
    </style:style>
    <style:style style:name="P29" style:family="paragraph" style:parent-style-name="Table_20_Contents">
      <style:text-properties officeooo:rsid="0013bc89" officeooo:paragraph-rsid="0015695b"/>
    </style:style>
    <style:style style:name="P30" style:family="paragraph" style:parent-style-name="Table_20_Contents">
      <style:text-properties officeooo:rsid="0015695b" officeooo:paragraph-rsid="0015695b"/>
    </style:style>
    <style:style style:name="P31" style:family="paragraph" style:parent-style-name="Table_20_Contents">
      <style:text-properties officeooo:rsid="000b39b1" officeooo:paragraph-rsid="000b9dd6"/>
    </style:style>
    <style:style style:name="P32" style:family="paragraph" style:parent-style-name="Table_20_Contents">
      <style:text-properties officeooo:rsid="000b39b1" officeooo:paragraph-rsid="0015695b"/>
    </style:style>
    <style:style style:name="P33" style:family="paragraph" style:parent-style-name="Table_20_Contents">
      <style:text-properties officeooo:rsid="00165f2b" officeooo:paragraph-rsid="00165f2b"/>
    </style:style>
    <style:style style:name="T1" style:family="text">
      <style:text-properties officeooo:rsid="00089fd3"/>
    </style:style>
    <style:style style:name="T2" style:family="text">
      <style:text-properties officeooo:rsid="000a219b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b9dd6" style:font-style-asian="normal" style:font-style-complex="normal"/>
    </style:style>
    <style:style style:name="T5" style:family="text">
      <style:text-properties fo:font-style="normal" officeooo:rsid="000d8716" style:font-style-asian="normal" style:font-style-complex="normal"/>
    </style:style>
    <style:style style:name="T6" style:family="text">
      <style:text-properties fo:font-style="normal" officeooo:rsid="000a219b" style:font-style-asian="normal" style:font-style-complex="normal"/>
    </style:style>
    <style:style style:name="T7" style:family="text">
      <style:text-properties officeooo:rsid="000b9dd6"/>
    </style:style>
    <style:style style:name="T8" style:family="text">
      <style:text-properties officeooo:rsid="000cf3eb"/>
    </style:style>
    <style:style style:name="T9" style:family="text">
      <style:text-properties officeooo:rsid="001160f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32ebe"/>
    </style:style>
    <style:style style:name="T12" style:family="text">
      <style:text-properties officeooo:rsid="0013bc89"/>
    </style:style>
    <style:style style:name="T13" style:family="text">
      <style:text-properties officeooo:rsid="0015695b"/>
    </style:style>
    <style:style style:name="T14" style:family="text">
      <style:text-properties officeooo:rsid="00165f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Запрос</text:p>
          </table:table-cell>
          <table:table-cell table:style-name="Таблица1.B1" office:value-type="string">
            <text:p text:style-name="P3">Описание</text:p>
          </table:table-cell>
        </table:table-row>
        <table:table-row>
          <table:table-cell table:style-name="Таблица1.A2" office:value-type="string">
            <text:p text:style-name="Table_20_Contents"><text:s/><text:span text:style-name="T1">POST /register</text:span></text:p>
            <text:p text:style-name="P2">{</text:p>
            <text:p text:style-name="P2"><text:s text:c="4"/>email: <text:s/>«user@email.com»</text:p>
            <text:p text:style-name="P2"><text:s text:c="4"/>password: «StrongPassword»</text:p>
            <text:p text:style-name="P2">}</text:p>
          </table:table-cell>
          <table:table-cell table:style-name="Таблица1.B2" office:value-type="string">
            <text:p text:style-name="P2">Регистрация нового пользователя <text:span text:style-name="T7">с полями:<text:line-break/>Email — почта</text:span></text:p>
            <text:p text:style-name="P7">Password - пароль</text:p>
          </table:table-cell>
        </table:table-row>
        <table:table-row>
          <table:table-cell table:style-name="Таблица1.A2" office:value-type="string">
            <text:p text:style-name="P2">POST /login</text:p>
            <text:p text:style-name="P2">{</text:p>
            <text:p text:style-name="P2"><text:s text:c="4"/>email: «user@email.com»</text:p>
            <text:p text:style-name="P2"><text:s text:c="4"/>password: «StrongPassword»</text:p>
            <text:p text:style-name="P2">}</text:p>
          </table:table-cell>
          <table:table-cell table:style-name="Таблица1.B2" office:value-type="string">
            <text:p text:style-name="P2">В<text:span text:style-name="T2">ход в аккаунт </text:span><text:span text:style-name="T7">через email и пароль</text:span></text:p>
          </table:table-cell>
        </table:table-row>
        <table:table-row>
          <table:table-cell table:style-name="Таблица1.A2" office:value-type="string">
            <text:p text:style-name="P4">GET /dishes</text:p>
            <text:p text:style-name="P4">Accept: application/json, application/xml</text:p>
          </table:table-cell>
          <table:table-cell table:style-name="Таблица1.B2" office:value-type="string">
            <text:p text:style-name="P4">Получить список всех блюд <text:span text:style-name="T9">(формат json/xml)</text:span></text:p>
          </table:table-cell>
        </table:table-row>
        <table:table-row>
          <table:table-cell table:style-name="Таблица1.A2" office:value-type="string">
            <text:p text:style-name="P5">GET <text:span text:style-name="T3">/dishes/3</text:span></text:p>
            <text:p text:style-name="P10">Accept: application/json, application/xml</text:p>
          </table:table-cell>
          <table:table-cell table:style-name="Таблица1.B2" office:value-type="string">
            <text:p text:style-name="P6">Получить блюдо <text:span text:style-name="T7">№3</text:span></text:p>
            <text:p text:style-name="P6"/>
          </table:table-cell>
        </table:table-row>
        <table:table-row>
          <table:table-cell table:style-name="Таблица1.A2" office:value-type="string">
            <text:p text:style-name="P30">PUT /dishes/3</text:p>
            <text:p text:style-name="P9"><text:s text:c="4"/>name: «<text:span text:style-name="T13">new name</text:span>»</text:p>
            <text:p text:style-name="P12"><text:s text:c="4"/>description: «<text:span text:style-name="T13">new description</text:span>»</text:p>
            <text:p text:style-name="P12"><text:s text:c="4"/>price: 55.50</text:p>
            <text:p text:style-name="P32"><text:span text:style-name="T3"><text:s text:c="4"/></text:span><text:span text:style-name="T4">products: [ </text:span></text:p>
            <text:p text:style-name="P14"><text:s text:c="8"/><text:span text:style-name="T13">1,</text:span></text:p>
            <text:p text:style-name="P14"><text:s text:c="8"/><text:span text:style-name="T13">2,</text:span></text:p>
            <text:p text:style-name="P14"><text:s text:c="3"/>]</text:p>
          </table:table-cell>
          <table:table-cell table:style-name="Таблица1.B2" office:value-type="string">
            <text:p text:style-name="P29">Обновить <text:span text:style-name="T13">блюдо №3</text:span></text:p>
            <text:p text:style-name="P30">Обновляемые поля:</text:p>
            <text:p text:style-name="P24">Name — <text:span text:style-name="T14">новое</text:span> название блюда</text:p>
            <text:p text:style-name="P24">Description — <text:span text:style-name="T14">новое краткое</text:span> описание</text:p>
            <text:p text:style-name="P24">Price — <text:span text:style-name="T14">новая </text:span>цена</text:p>
            <text:p text:style-name="P24">Products — <text:span text:style-name="T14">новый </text:span><text:span text:style-name="T13">список с id продуктов, для добавления </text:span><text:span text:style-name="T9">M</text:span><text:span text:style-name="T8">2M связ</text:span><text:span text:style-name="T13">и</text:span></text:p>
          </table:table-cell>
        </table:table-row>
        <table:table-row>
          <table:table-cell table:style-name="Таблица1.A2" office:value-type="string">
            <text:p text:style-name="P5">POST /<text:span text:style-name="T3">dishes/3/add</text:span></text:p>
            <text:p text:style-name="P8"><text:span text:style-name="T5"/></text:p>
          </table:table-cell>
          <table:table-cell table:style-name="Таблица1.B2" office:value-type="string">
            <text:p text:style-name="P5">Добавить блюдо №3 в заказ</text:p>
          </table:table-cell>
        </table:table-row>
        <table:table-row>
          <table:table-cell table:style-name="Таблица1.A2" office:value-type="string">
            <text:p text:style-name="P5">POST /<text:span text:style-name="T3">dishes</text:span></text:p>
            <text:p text:style-name="P11">{</text:p>
            <text:p text:style-name="P11"><text:s text:c="4"/>name: «soup»</text:p>
            <text:p text:style-name="P11"><text:s text:c="4"/>description: «beautiful soup»</text:p>
            <text:p text:style-name="P11"><text:s text:c="4"/>price: 55.50</text:p>
            <text:p text:style-name="P6"><text:span text:style-name="T3"><text:s text:c="4"/></text:span><text:span text:style-name="T4">products: [ </text:span></text:p>
            <text:p text:style-name="P15"><text:s text:c="8"/><text:span text:style-name="T13">1,</text:span></text:p>
            <text:p text:style-name="P15"><text:s text:c="8"/><text:span text:style-name="T13">2,</text:span></text:p>
            <text:p text:style-name="P13"><text:s text:c="3"/>]</text:p>
            <text:p text:style-name="P11">}</text:p>
            <text:p text:style-name="P16"/>
          </table:table-cell>
          <table:table-cell table:style-name="Таблица1.B2" office:value-type="string">
            <text:p text:style-name="P5">Добавить новое блюдо <text:span text:style-name="T7">в меню с полями:</text:span></text:p>
            <text:p text:style-name="P7">Name — название блюда</text:p>
            <text:p text:style-name="P7">Description — краткое описание</text:p>
            <text:p text:style-name="P7">Price — цена</text:p>
            <text:p text:style-name="P25">Products — <text:span text:style-name="T13">список с id продуктов, для добавления </text:span><text:span text:style-name="T9">M</text:span><text:span text:style-name="T8">2M связ</text:span><text:span text:style-name="T13">и</text:span></text:p>
          </table:table-cell>
        </table:table-row>
        <table:table-row>
          <table:table-cell table:style-name="Таблица1.A2" office:value-type="string">
            <text:p text:style-name="P5">DELETE /dishes/3</text:p>
          </table:table-cell>
          <table:table-cell table:style-name="Таблица1.B2" office:value-type="string">
            <text:p text:style-name="P5">Удалить блюдо №4</text:p>
          </table:table-cell>
        </table:table-row>
        <table:table-row>
          <table:table-cell table:style-name="Таблица1.A2" office:value-type="string">
            <text:p text:style-name="P7">POST /<text:span text:style-name="T8">supply</text:span></text:p>
            <text:p text:style-name="P7">{</text:p>
            <text:p text:style-name="P7"><text:s text:c="4"/>name: «orange»</text:p>
            <text:p text:style-name="P7"><text:s text:c="4"/><text:span text:style-name="T8">price: 30.50</text:span></text:p>
            <text:p text:style-name="P7"><text:s text:c="4"/><text:span text:style-name="T8">quantity: 12</text:span></text:p>
            <text:p text:style-name="P7"><text:s text:c="4"/><text:span text:style-name="T8">date: 12.03.2023</text:span></text:p>
            <text:p text:style-name="P7">}</text:p>
          </table:table-cell>
          <table:table-cell table:style-name="Таблица1.B2" office:value-type="string">
            <text:p text:style-name="P8">Добавить поставленные продукты <text:span text:style-name="T11">с полями:</text:span></text:p>
            <text:p text:style-name="P8">Name — название продукта </text:p>
            <text:p text:style-name="P8">Price — цена за один продукт</text:p>
            <text:p text:style-name="P8">Quantity — количество продуктов</text:p>
            <text:p text:style-name="P8">Date — дата поставки</text:p>
          </table:table-cell>
        </table:table-row>
        <table:table-row>
          <table:table-cell table:style-name="Таблица1.A2" office:value-type="string">
            <text:p text:style-name="P7">GET /products/3</text:p>
            <text:p text:style-name="P20">Accept: application/json, application/xml</text:p>
          </table:table-cell>
          <table:table-cell table:style-name="Таблица1.B2" office:value-type="string">
            <text:p text:style-name="P7">Получить продукт №3 </text:p>
          </table:table-cell>
        </table:table-row>
        <table:table-row>
          <table:table-cell table:style-name="Таблица1.A2" office:value-type="string">
            <text:p text:style-name="P30">PUT /products/5</text:p>
            <text:p text:style-name="P30"><text:soft-page-break/>{</text:p>
            <text:p text:style-name="P30"><text:s text:c="4"/>name: «new name»</text:p>
            <text:p text:style-name="P30">}</text:p>
          </table:table-cell>
          <table:table-cell table:style-name="Таблица1.B2" office:value-type="string">
            <text:p text:style-name="P30">Обновить продукт №5</text:p>
            <text:p text:style-name="P30"><text:soft-page-break/>Обновляемые поля:<text:line-break/>Name — новое название продукта</text:p>
          </table:table-cell>
        </table:table-row>
        <table:table-row table:style-name="Таблица1.13">
          <table:table-cell table:style-name="Таблица1.A2" office:value-type="string">
            <text:p text:style-name="P18">GET /supply/3</text:p>
            <text:p text:style-name="P20">Accept: application/json, application/xml</text:p>
          </table:table-cell>
          <table:table-cell table:style-name="Таблица1.B2" office:value-type="string">
            <text:p text:style-name="P18">Получить информацию о поставке №3</text:p>
          </table:table-cell>
        </table:table-row>
        <table:table-row>
          <table:table-cell table:style-name="Таблица1.A2" office:value-type="string">
            <text:p text:style-name="P18">POST /orders/create_order</text:p>
            <text:p text:style-name="P18">{</text:p>
            <text:p text:style-name="P18"><text:s text:c="4"/>dishes: [</text:p>
            <text:p text:style-name="P18"><text:s text:c="8"/><text:span text:style-name="T11">1, </text:span></text:p>
            <text:p text:style-name="P18"><text:s text:c="8"/><text:span text:style-name="T11">2, </text:span></text:p>
            <text:p text:style-name="P18"><text:s text:c="8"/><text:span text:style-name="T11">3,</text:span></text:p>
            <text:p text:style-name="P18"><text:s text:c="4"/>]</text:p>
            <text:p text:style-name="P18"><text:s text:c="4"/><text:span text:style-name="T11">client_id: 3</text:span></text:p>
            <text:p text:style-name="P18"><text:s text:c="4"/>total_price: 1300.50</text:p>
            <text:p text:style-name="P18">}</text:p>
          </table:table-cell>
          <table:table-cell table:style-name="Таблица1.B2" office:value-type="string">
            <text:p text:style-name="P19"><text:span text:style-name="T12">Созд</text:span><text:span text:style-name="T14">ание заказа клиентом</text:span></text:p>
            <text:p text:style-name="P19"><text:span text:style-name="T11">Поля:</text:span></text:p>
            <text:p text:style-name="P27">Dishes — <text:span text:style-name="T13">список с id блюд, для добавления </text:span><text:span text:style-name="T9">M</text:span><text:span text:style-name="T8">2M связ</text:span><text:span text:style-name="T13">и</text:span></text:p>
            <text:p text:style-name="P26">Client_id — <text:span text:style-name="T12">заказчик с id равным 3</text:span></text:p>
            <text:p text:style-name="P19"><text:span text:style-name="T11">Total_price — общая цена заказа</text:span></text:p>
            <text:p text:style-name="P26">Поле status заполняется как «wait<text:span text:style-name="T12">ed</text:span>» </text:p>
          </table:table-cell>
        </table:table-row>
        <table:table-row>
          <table:table-cell table:style-name="Таблица1.A2" office:value-type="string">
            <text:p text:style-name="P33">GET /orders/my</text:p>
            <text:p text:style-name="P33"><text:span text:style-name="T6">Accept: application/json, application/xml</text:span></text:p>
          </table:table-cell>
          <table:table-cell table:style-name="Таблица1.B2" office:value-type="string">
            <text:p text:style-name="P33">Получить все заказы, которые заказал текущий авторизованный пользователь</text:p>
          </table:table-cell>
        </table:table-row>
        <table:table-row>
          <table:table-cell table:style-name="Таблица1.A2" office:value-type="string">
            <text:p text:style-name="P33">GET <text:span text:style-name="T10">/</text:span><text:span text:style-name="T3">orders/all</text:span></text:p>
            <text:p text:style-name="P22"><text:span text:style-name="T3">Accept: application/json, application/xml</text:span></text:p>
          </table:table-cell>
          <table:table-cell table:style-name="Таблица1.B2" office:value-type="string">
            <text:p text:style-name="P33">Получить все заказы со статусом «waited», чтобы сотрудник мог выбрать заказ и принять его</text:p>
          </table:table-cell>
        </table:table-row>
        <table:table-row>
          <table:table-cell table:style-name="Таблица1.A2" office:value-type="string">
            <text:p text:style-name="P26">POST /orders/<text:span text:style-name="T12">4/</text:span>accept</text:p>
            <text:p text:style-name="P26">{</text:p>
            <text:p text:style-name="P26"><text:s text:c="4"/>employee_id: 3</text:p>
            <text:p text:style-name="P26"><text:s text:c="4"/><text:span text:style-name="T12">status: «accepted»</text:span></text:p>
            <text:p text:style-name="P26">}</text:p>
          </table:table-cell>
          <table:table-cell table:style-name="Таблица1.B2" office:value-type="string">
            <text:p text:style-name="P26">Принять заказ №4</text:p>
            <text:p text:style-name="P28">Поля: </text:p>
            <text:p text:style-name="P28">Employee_id — сотрудник, принявший заказ с id равным 3 </text:p>
            <text:p text:style-name="P28">Status — статус заказа «accepted»</text:p>
          </table:table-cell>
        </table:table-row>
        <table:table-row>
          <table:table-cell table:style-name="Таблица1.A2" office:value-type="string">
            <text:p text:style-name="P26">POST /orders/<text:span text:style-name="T12">4/complete</text:span></text:p>
            <text:p text:style-name="P26">{</text:p>
            <text:p text:style-name="P26"><text:s text:c="4"/>status: «complete<text:span text:style-name="T12">d</text:span>»</text:p>
            <text:p text:style-name="P26">}</text:p>
          </table:table-cell>
          <table:table-cell table:style-name="Таблица1.B2" office:value-type="string">
            <text:p text:style-name="P26">Сообщить о готовности заказа <text:span text:style-name="T12">№4</text:span></text:p>
            <text:p text:style-name="P28">Поля: </text:p>
            <text:p text:style-name="P28">Status — статус «completed»</text:p>
          </table:table-cell>
        </table:table-row>
        <table:table-row>
          <table:table-cell table:style-name="Таблица1.A2" office:value-type="string">
            <text:p text:style-name="P28">GET /orders/3 </text:p>
            <text:p text:style-name="P21">Accept: application/json, application/xml</text:p>
          </table:table-cell>
          <table:table-cell table:style-name="Таблица1.B2" office:value-type="string">
            <text:p text:style-name="P28">Получить информацию о заказе №3</text:p>
          </table:table-cell>
        </table:table-row>
        <table:table-row>
          <table:table-cell table:style-name="Таблица1.A2" office:value-type="string">
            <text:p text:style-name="P28">POST /records/create_record</text:p>
            <text:p text:style-name="P28">{</text:p>
            <text:p text:style-name="P28"><text:s text:c="4"/>admin_id: 5</text:p>
            <text:p text:style-name="P28"><text:s text:c="4"/>title: «Record #5»</text:p>
            <text:p text:style-name="P28"><text:s text:c="4"/>description: «Description»</text:p>
            <text:p text:style-name="P28">}</text:p>
          </table:table-cell>
          <table:table-cell table:style-name="Таблица1.B2" office:value-type="string">
            <text:p text:style-name="P28">Создать новый отчет с полями:</text:p>
            <text:p text:style-name="P28">Admin_id — администратор с id равным 5</text:p>
            <text:p text:style-name="P28">Title — название отчета</text:p>
            <text:p text:style-name="P28">Description — текст отчета</text:p>
          </table:table-cell>
        </table:table-row>
        <table:table-row>
          <table:table-cell table:style-name="Таблица1.A2" office:value-type="string">
            <text:p text:style-name="P28">PUT /records/3</text:p>
            <text:p text:style-name="P28">{</text:p>
            <text:p text:style-name="P28"><text:s text:c="4"/>tiltle: «<text:span text:style-name="T13">New title</text:span>»</text:p>
            <text:p text:style-name="P28"><text:s text:c="4"/>description: «New description»</text:p>
            <text:p text:style-name="P28">}</text:p>
          </table:table-cell>
          <table:table-cell table:style-name="Таблица1.B2" office:value-type="string">
            <text:p text:style-name="P28">Обновить отчет №3 </text:p>
            <text:p text:style-name="P30">Обновляемые поля:</text:p>
            <text:p text:style-name="P30">Title - новое название отчета</text:p>
            <text:p text:style-name="P30">Description - новый текст отчета</text:p>
          </table:table-cell>
        </table:table-row>
        <table:table-row>
          <table:table-cell table:style-name="Таблица1.A2" office:value-type="string">
            <text:p text:style-name="P30">DELETE /records/5 </text:p>
          </table:table-cell>
          <table:table-cell table:style-name="Таблица1.B2" office:value-type="string">
            <text:p text:style-name="P30">Удалить отчет №5</text:p>
          </table:table-cell>
        </table:table-row>
        <table:table-row>
          <table:table-cell table:style-name="Таблица1.A2" office:value-type="string">
            <text:p text:style-name="P33">GET /records</text:p>
            <text:p text:style-name="P22">Accept: application/json, application/xml</text:p>
          </table:table-cell>
          <table:table-cell table:style-name="Таблица1.B2" office:value-type="string">
            <text:p text:style-name="P33">Получить информацию о всех отчетах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7:54:44.900349680</meta:creation-date>
    <dc:date>2023-09-22T18:11:41.420969475</dc:date>
    <meta:editing-duration>PT1H37M40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2" meta:paragraph-count="143" meta:word-count="403" meta:character-count="3025" meta:non-whitespace-character-count="2549"/>
  </office:meta>
</office:document-meta>
</file>